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  <style:text-properties fo:color="#000000" fo:background-color="#f7f7f7"/>
    </style:style>
    <style:style style:name="P3" style:family="paragraph" style:parent-style-name="Preformatted_20_Text">
      <style:paragraph-properties fo:margin-left="0cm" fo:margin-right="0cm" fo:margin-top="0cm" fo:margin-bottom="0cm" fo:text-indent="0cm" style:auto-text-indent="false" fo:background-color="transparent" fo:padding="0cm" fo:border="none">
        <style:background-image/>
      </style:paragraph-properties>
      <style:text-properties fo:color="#000000" style:font-name="monospace"/>
    </style:style>
    <style:style style:name="P4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fo:background-color="transparent" fo:padding="0cm" fo:border="none">
        <style:background-image/>
      </style:paragraph-properties>
      <style:text-properties fo:color="#000000" style:font-name="monospace"/>
    </style:style>
    <style:style style:name="P6" style:family="paragraph" style:parent-style-name="Preformatted_20_Text">
      <style:paragraph-properties fo:margin-top="0cm" fo:margin-bottom="0cm" fo:text-align="start" style:justify-single-word="false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fo:color="#aa22ff" fo:font-weight="bold"/>
    </style:style>
    <style:style style:name="T2" style:family="text">
      <style:text-properties fo:color="#008000"/>
    </style:style>
    <style:style style:name="T3" style:family="text">
      <style:text-properties fo:color="#008000" fo:font-weight="bold"/>
    </style:style>
    <style:style style:name="T4" style:family="text">
      <style:text-properties fo:color="#008000" style:font-name="inherit" fo:font-size="10.5pt"/>
    </style:style>
    <style:style style:name="T5" style:family="text">
      <style:text-properties fo:color="#ba2121"/>
    </style:style>
    <style:style style:name="T6" style:family="text">
      <style:text-properties fo:color="#008800"/>
    </style:style>
    <style:style style:name="T7" style:family="text">
      <style:text-properties style:font-name="inherit" fo:font-size="10.5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#d9d9d9" style:background-transparency="0%" fo:padding="0cm" fo:border="non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0.106cm" svg:y="0cm" svg:width="26.061cm" draw:z-index="0">
        <draw:text-box fo:min-height="0.45cm">
          <text:p text:style-name="Text_20_body"/>
        </draw:text-box>
      </draw:frame>
      <draw:frame draw:style-name="fr1" draw:name="Frame4" text:anchor-type="page" text:anchor-page-number="1" svg:x="0.106cm" svg:y="0.9cm" svg:width="3.651cm" draw:z-index="1">
        <draw:text-box fo:min-height="0.45cm">
          <text:p text:style-name="Text_20_body"/>
        </draw:text-box>
      </draw:frame>
      <draw:frame draw:style-name="fr1" draw:name="Frame5" text:anchor-type="page" text:anchor-page-number="1" svg:x="0.106cm" svg:y="0.45cm" svg:width="26.061cm" draw:z-index="2">
        <draw:text-box fo:min-height="0.45cm">
          <text:p text:style-name="Text_20_body"/>
        </draw:text-box>
      </draw:frame>
      <text:p text:style-name="Standard">1)# Escribir un programa que pida al usuario una palabra y la muestre por pantalla 10 veces</text:p>
      <text:p text:style-name="Standard"/>
      <text:p text:style-name="Standard">palabra=input("Ingresa tu palabra: ")</text:p>
      <text:p text:style-name="Standard">for x in range(10):</text:p>
      <text:p text:style-name="Standard"><text:s text:c="4"/>print(palabra)</text:p>
      <text:p text:style-name="P2"><text:span text:style-name="T7"/></text:p>
      <text:p text:style-name="P3">Ingresa tu palabra: jhoy</text:p>
      <text:p text:style-name="P5">jhoy</text:p>
      <text:p text:style-name="P5">jhoy</text:p>
      <text:p text:style-name="P5">jhoy</text:p>
      <text:p text:style-name="P5">jhoy</text:p>
      <text:p text:style-name="P5">jhoy</text:p>
      <text:p text:style-name="P5">jhoy</text:p>
      <text:p text:style-name="P5">jhoy</text:p>
      <text:p text:style-name="P5">jhoy</text:p>
      <text:p text:style-name="P5">jhoy</text:p>
      <text:p text:style-name="P5">jhoy</text:p>
      <text:p text:style-name="Standard"/>
      <text:p text:style-name="Standard"/>
      <text:p text:style-name="Standard"/>
      <text:p text:style-name="Standard"/>
      <text:p text:style-name="Standard"/>
      <text:p text:style-name="Standard">2)# Escribir un progama que pregunte al usuario su edad y muestre por pantalla todos los años</text:p>
      <text:p text:style-name="Standard"/>
      <text:p text:style-name="Standard">edad=int(input("Ingresa tu edad : "))</text:p>
      <text:p text:style-name="Standard">for x in range(1,edad+1):</text:p>
      <text:p text:style-name="Standard"><text:s text:c="4"/>print("Has cumplido :",x,"Años")</text:p>
      <text:p text:style-name="Standard"/>
      <text:p text:style-name="P4">Ingresa tu edad : 40</text:p>
      <text:p text:style-name="P6">Has cumplido : 1 Años</text:p>
      <text:p text:style-name="P6">Has cumplido : 2 Años</text:p>
      <text:p text:style-name="P6">Has cumplido : 3 Años</text:p>
      <text:p text:style-name="P6">Has cumplido : 4 Años</text:p>
      <text:p text:style-name="P6">Has cumplido : 5 Años</text:p>
      <text:p text:style-name="P6">Has cumplido : 6 Años</text:p>
      <text:p text:style-name="P6">Has cumplido : 7 Años</text:p>
      <text:p text:style-name="P6">Has cumplido : 8 Años</text:p>
      <text:p text:style-name="P6">Has cumplido : 9 Años</text:p>
      <text:p text:style-name="P6">Has cumplido : 10 Años</text:p>
      <text:p text:style-name="P6">Has cumplido : 11 Años</text:p>
      <text:p text:style-name="P6">Has cumplido : 12 Años</text:p>
      <text:p text:style-name="P6">Has cumplido : 13 Años</text:p>
      <text:p text:style-name="P6">Has cumplido : 14 Años</text:p>
      <text:p text:style-name="P6">Has cumplido : 15 Años</text:p>
      <text:p text:style-name="P6">Has cumplido : 16 Años</text:p>
      <text:p text:style-name="P6">Has cumplido : 17 Años</text:p>
      <text:p text:style-name="P6">Has cumplido : 18 Años</text:p>
      <text:p text:style-name="P6">Has cumplido : 19 Años</text:p>
      <text:p text:style-name="P6">Has cumplido : 20 Años</text:p>
      <text:p text:style-name="P6">Has cumplido : 21 Años</text:p>
      <text:p text:style-name="P6">Has cumplido : 22 Años</text:p>
      <text:p text:style-name="P6">Has cumplido : 23 Años</text:p>
      <text:p text:style-name="P6">Has cumplido : 24 Años</text:p>
      <text:p text:style-name="P6">Has cumplido : 25 Años</text:p>
      <text:p text:style-name="P6">Has cumplido : 26 Años</text:p>
      <text:p text:style-name="P6">Has cumplido : 27 Años</text:p>
      <text:p text:style-name="P6">Has cumplido : 28 Años</text:p>
      <text:p text:style-name="P6">Has cumplido : 29 Años</text:p>
      <text:p text:style-name="P6">Has cumplido : 30 Años</text:p>
      <text:p text:style-name="P6"><text:soft-page-break/>Has cumplido : 31 Años</text:p>
      <text:p text:style-name="P6">Has cumplido : 32 Años</text:p>
      <text:p text:style-name="P6">Has cumplido : 33 Años</text:p>
      <text:p text:style-name="P6">Has cumplido : 34 Años</text:p>
      <text:p text:style-name="P6">Has cumplido : 35 Años</text:p>
      <text:p text:style-name="P6">Has cumplido : 36 Años</text:p>
      <text:p text:style-name="P6">Has cumplido : 37 Años</text:p>
      <text:p text:style-name="P6">Has cumplido : 38 Años</text:p>
      <text:p text:style-name="P6">Has cumplido : 39 Años</text:p>
      <text:p text:style-name="P6">Has cumplido : 40 Años</text:p>
      <text:p text:style-name="Standard"/>
      <text:p text:style-name="Standard"/>
      <text:p text:style-name="Standard"/>
      <text:p text:style-name="Standard"/>
      <text:p text:style-name="Standard">3)#Escribir un progama que pida al usuario un numero entero positivo y muestre por pantalla</text:p>
      <text:p text:style-name="Standard"># todos los numeros impares desde 1 hasta ese numero separados por comas</text:p>
      <text:p text:style-name="Standard"/>
      <text:p text:style-name="Standard">numero=-1</text:p>
      <text:p text:style-name="Standard">impar=""</text:p>
      <text:p text:style-name="Standard">while numero &lt;0:</text:p>
      <text:p text:style-name="Standard"><text:s text:c="4"/>numero =int(input("Ingrese el numero positivo : "))</text:p>
      <text:p text:style-name="Standard">for x in range(1 ,+numero ,2):</text:p>
      <text:p text:style-name="Standard"><text:s text:c="4"/>impar=impar+str(x)+","</text:p>
      <text:p text:style-name="Standard">print(impar</text:p>
      <text:p text:style-name="Standard"/>
      <text:p text:style-name="Standard"/>
      <text:p text:style-name="P4">Ingrese el numero positivo : 9</text:p>
      <text:p text:style-name="P6">1,3,5,7,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monospace" svg:font-family="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26T00:20:43.95</meta:creation-date>
    <meta:document-statistic meta:table-count="0" meta:image-count="0" meta:object-count="0" meta:page-count="2" meta:paragraph-count="71" meta:word-count="329" meta:character-count="1668"/>
    <dc:date>2022-04-26T00:25:38.90</dc:date>
    <meta:editing-duration>PT4M55S</meta:editing-duration>
    <meta:editing-cycles>1</meta:editing-cycles>
    <meta:generator>OpenOffice/4.1.11$Win32 OpenOffice.org_project/4111m1$Build-9808</meta:generator>
  </office:meta>
</office:document-meta>
</file>